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91ca" officeooo:paragraph-rsid="000991c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91ca" officeooo:paragraph-rsid="000991c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91ca" officeooo:paragraph-rsid="0009d47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9d47a" officeooo:paragraph-rsid="0009d47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01c4" officeooo:paragraph-rsid="000b01c4" style:font-size-asian="10.5pt" style:font-size-complex="12pt"/>
    </style:style>
    <style:style style:name="T1" style:family="text">
      <style:text-properties officeooo:rsid="0009d47a"/>
    </style:style>
    <style:style style:name="T2" style:family="text">
      <style:text-properties officeooo:rsid="000b0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663 Assignment 4</text:p>
      <text:p text:style-name="P1">Q3 – Report</text:p>
      <text:p text:style-name="P2"/>
      <text:p text:style-name="P2">We used thresholding of distance of test datapoint to training dataset.</text:p>
      <text:p text:style-name="P3">Here, distance of point A to a dataset D = min over all <text:span text:style-name="T1">points d in D,</text:span> distance(A, <text:span text:style-name="T1">d</text:span>).</text:p>
      <text:p text:style-name="P5">distance = squared difference between vectors</text:p>
      <text:p text:style-name="P5"/>
      <text:p text:style-name="P5">if distance(A, D) &gt; threshold, A doesn’t resemble any class in D. Otherwise, it belongs to some class in D.</text:p>
      <text:p text:style-name="P3"/>
      <text:p text:style-name="P4">For finding threshold parameter, we divided broke the training set <text:span text:style-name="T2">of 6 x 32 images into 5 x 26 train images and 1 x 32 validation images. We used reduced train and validation dataset to find best reduced dimension, k and best threshold. First, we found best dimension k for PCA using 6 x 26 train images and 1 x 26 validation images. With this best k, we varied threshold till the metric, </text:span></text:p>
      <text:p text:style-name="P4"><text:tab/><text:span text:style-name="T2">(False Positive) / (Total negative) + (False Negative) / (Total positive) was minimum. </text:span></text:p>
      <text:p text:style-name="P4"/>
      <text:p text:style-name="P5">After finding best k and best threshold, we used PCA on whole train set of 6 x 32 images. We classified test images with best threshold.</text:p>
      <text:p text:style-name="P5">The test metric turned out to be 0.55469.</text:p>
      <text:p text:style-name="P5">False positives : 11</text:p>
      <text:p text:style-name="P5">False negatives: 27</text:p>
      <text:p text:style-name="P5"/>
      <text:p text:style-name="P5">Other approaches: For distance, dot-product instead of squared distance could be used. In this case, if dot-product is below a certain threshold, then it won’t be considered to belong to any seen cl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2:40:46.731995131</meta:creation-date>
    <dc:date>2018-10-15T23:32:04.079666725</dc:date>
    <meta:editing-duration>PT6S</meta:editing-duration>
    <meta:editing-cycles>1</meta:editing-cycles>
    <meta:document-statistic meta:table-count="0" meta:image-count="0" meta:object-count="0" meta:page-count="1" meta:paragraph-count="13" meta:word-count="222" meta:character-count="1237" meta:non-whitespace-character-count="1024"/>
    <meta:generator>LibreOffice/5.1.6.2$Linux_X86_64 LibreOffice_project/10m0$Build-2</meta:generator>
  </office:meta>
</office:document-meta>
</file>